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opinion mining, keyword search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Anwendungen:</text:p>
                <text:list>
                  <text:list-item>
                    <text:p text:style-name="P1">Kundenfeedback</text:p>
                  </text:list-item>
                  <text:list-item>
                    <text:p text:style-name="P1">Zusammenfassung von längeren Texten</text:p>
                  </text:list-item>
                  <text:list-item>
                    <text:p text:style-name="P1">Einordnung von Texten (“Hate-Speech”)</text:p>
                  </text:list-item>
                  <text:list-item>
                    <text:p text:style-name="P1">Verarbeitung großer Mengen von Texten</text:p>
                  </text:list-item>
                </text:list>
              </text:list-item>
              <text:list-item>
                <text:p text:style-name="P1"/>
              </text:list-item>
              <text:list-item>
                <text:p text:style-name="P1">Persönliches Interesse:</text:p>
                <text:list>
                  <text:list-item>
                    <text:p text:style-name="P1">Landtagsreden NR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xtanalyse mit nlt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ext parse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9H58M12S</meta:editing-duration>
    <meta:editing-cycles>6</meta:editing-cycles>
    <meta:generator>LibreOffice/6.4.7.2$Linux_X86_64 LibreOffice_project/40$Build-2</meta:generator>
    <dc:title>Alizarin</dc:title>
    <dc:date>2022-01-14T21:57:20.201658074</dc:date>
    <meta:document-statistic meta:object-count="49"/>
  </office:meta>
</office:document-meta>
</file>